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71cm" fo:min-width="3.541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8.296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609cm" fo:min-width="4.422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338cm" fo:min-width="12.518cm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497cm" fo:min-width="2.408cm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951cm" fo:min-width="3.498cm"/>
      <style:paragraph-properties style:writing-mode="lr-tb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15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097cm" fo:min-width="2.4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15cm" svg:height="2.857cm" svg:x="17.51cm" svg:y="1.318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368cm" svg:y1="4.175cm" svg:x2="20.368cm" svg:y2="5.445cm">
          <text:p/>
        </draw:line>
        <draw:custom-shape draw:style-name="gr3" draw:text-style-name="P4" draw:layer="layout" svg:width="13.97cm" svg:height="3.492cm" svg:x="14.018cm" svg:y="5.128cm">
          <text:p text:style-name="P4"><text:span text:style-name="T2">-</text:span><text:span text:style-name="T2">R</text:span><text:span text:style-name="T2">e</text:span><text:span text:style-name="T2">a</text:span><text:span text:style-name="T2">d </text:span><text:span text:style-name="T2">a</text:span><text:span text:style-name="T2">g</text:span><text:span text:style-name="T2">e</text:span></text:p>
          <text:p text:style-name="P5"><text:span text:style-name="T2">-</text:span><text:span text:style-name="T2">R</text:span><text:span text:style-name="T2">e</text:span><text:span text:style-name="T2">a</text:span><text:span text:style-name="T2">d </text:span><text:span text:style-name="T2">h</text:span><text:span text:style-name="T2">as </text:span><text:span text:style-name="T2">dr</text:span><text:span text:style-name="T2">iv</text:span><text:span text:style-name="T2">er </text:span><text:span text:style-name="T2">lic</text:span><text:span text:style-name="T2">e</text:span><text:span text:style-name="T2">ns</text:span><text:span text:style-name="T2">e</text:span></text:p>
          <text:p text:style-name="P5"><text:span text:style-name="T2">-</text:span><text:span text:style-name="T2">R</text:span><text:span text:style-name="T2">e</text:span><text:span text:style-name="T2">a</text:span><text:span text:style-name="T2">d </text:span><text:span text:style-name="T2">h</text:span><text:span text:style-name="T2">as </text:span><text:span text:style-name="T2">R</text:span><text:span text:style-name="T2">ec</text:span><text:span text:style-name="T2">o</text:span><text:span text:style-name="T2">m</text:span><text:span text:style-name="T2">m</text:span><text:span text:style-name="T2">e</text:span><text:span text:style-name="T2">n</text:span><text:span text:style-name="T2">d</text:span><text:span text:style-name="T2">ati</text:span><text:span text:style-name="T2">o</text:span><text:span text:style-name="T2">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15.605cm" svg:y1="6.715cm" svg:x2="13.383cm" svg:y2="6.715cm">
          <text:p/>
        </draw:line>
        <draw:custom-shape draw:style-name="gr5" draw:text-style-name="P4" draw:layer="layout" svg:width="9.843cm" svg:height="5.715cm" svg:x="3.54cm" svg:y="3.858cm">
          <text:p text:style-name="P4"><text:span text:style-name="T2">Recommendation = tr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3" draw:layer="layout" svg:x1="3.54cm" svg:y1="6.715cm" svg:x2="1.635cm" svg:y2="6.715cm">
          <text:p/>
        </draw:line>
        <draw:line draw:style-name="gr6" draw:text-style-name="P3" draw:layer="layout" svg:x1="8.52cm" svg:y1="9.573cm" svg:x2="8.52cm" svg:y2="10.208cm">
          <text:p/>
        </draw:line>
        <draw:line draw:style-name="gr7" draw:text-style-name="P3" draw:layer="layout" svg:x1="8.62cm" svg:y1="10.208cm" svg:x2="13.7cm" svg:y2="10.208cm">
          <text:p/>
        </draw:line>
        <draw:custom-shape draw:style-name="gr8" draw:text-style-name="P1" draw:layer="layout" svg:width="13.018cm" svg:height="1.588cm" svg:x="13.7cm" svg:y="9.255cm">
          <text:p text:style-name="P1">Result = (age &gt; 21 and has driver license = true)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0.05cm" svg:y1="10.843cm" svg:x2="20.05cm" svg:y2="11.795cm">
          <text:p/>
        </draw:line>
        <draw:custom-shape draw:style-name="gr10" draw:text-style-name="P4" draw:layer="layout" svg:width="5.815cm" svg:height="3.493cm" svg:x="17.14cm" svg:y="11.795cm">
          <text:p text:style-name="P1"><text:span text:style-name="T2">Result = tr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3" draw:layer="layout" svg:x1="24.83cm" svg:y1="13.583cm" svg:x2="22.925cm" svg:y2="13.583cm">
          <text:p/>
        </draw:line>
        <draw:line draw:style-name="gr6" draw:text-style-name="P3" draw:layer="layout" svg:x1="17.193cm" svg:y1="13.583cm" svg:x2="15.288cm" svg:y2="13.583cm">
          <text:p/>
        </draw:line>
        <draw:line draw:style-name="gr11" draw:text-style-name="P3" draw:layer="layout" svg:x1="15.288cm" svg:y1="13.6cm" svg:x2="15.288cm" svg:y2="14.97cm">
          <text:p/>
        </draw:line>
        <draw:line draw:style-name="gr11" draw:text-style-name="P3" draw:layer="layout" svg:x1="24.813cm" svg:y1="13.6cm" svg:x2="24.813cm" svg:y2="14.97cm">
          <text:p/>
        </draw:line>
        <draw:custom-shape draw:style-name="gr12" draw:text-style-name="P4" draw:layer="layout" svg:width="6.35cm" svg:height="1.905cm" svg:x="11.795cm" svg:y="14.97cm">
          <text:p text:style-name="P1"><text:span text:style-name="T2">Printed “Hired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6.35cm" svg:height="1.905cm" svg:x="21.32cm" svg:y="14.97cm">
          <text:p text:style-name="P1"><text:span text:style-name="T2">Printed “Rejected”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3" draw:layer="layout" svg:x1="1.635cm" svg:y1="6.715cm" svg:x2="1.635cm" svg:y2="16.24cm">
          <text:p/>
        </draw:line>
        <draw:line draw:style-name="gr13" draw:text-style-name="P3" draw:layer="layout" svg:x1="1.635cm" svg:y1="16.223cm" svg:x2="12.113cm" svg:y2="16.34cm">
          <text:p/>
        </draw:line>
        <draw:line draw:style-name="gr6" draw:text-style-name="P3" draw:layer="layout" svg:x1="24.178cm" svg:y1="16.875cm" svg:x2="24.178cm" svg:y2="17.51cm">
          <text:p/>
        </draw:line>
        <draw:line draw:style-name="gr6" draw:text-style-name="P3" draw:layer="layout" svg:x1="14.335cm" svg:y1="16.875cm" svg:x2="14.335cm" svg:y2="17.51cm">
          <text:p/>
        </draw:line>
        <draw:line draw:style-name="gr14" draw:text-style-name="P3" draw:layer="layout" svg:x1="14.335cm" svg:y1="17.51cm" svg:x2="16.875cm" svg:y2="17.51cm">
          <text:p/>
        </draw:line>
        <draw:line draw:style-name="gr15" draw:text-style-name="P3" draw:layer="layout" svg:x1="24.178cm" svg:y1="17.51cm" svg:x2="21.003cm" svg:y2="17.51cm">
          <text:p/>
        </draw:line>
        <draw:custom-shape draw:style-name="gr16" draw:text-style-name="P2" draw:layer="layout" svg:width="4.128cm" svg:height="1.905cm" svg:x="16.874cm" svg:y="16.557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7T15:39:03.984812243</meta:creation-date>
    <dc:date>2023-12-17T15:54:28.119331415</dc:date>
    <meta:editing-duration>PT5M14S</meta:editing-duration>
    <meta:editing-cycles>1</meta:editing-cycles>
    <meta:document-statistic meta:object-count="24"/>
    <meta:generator>LibreOffice/7.3.7.2$Linux_X86_64 LibreOffice_project/30$Build-2</meta:generator>
  </office:meta>
</office:document-meta>
</file>